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o: Julie and John </text:p>
      <text:p text:style-name="Standard">Where: Coffee Shop</text:p>
      <text:p text:style-name="Standard">When: Evening, after work, after Julie's meeting with Lauren</text:p>
      <text:p text:style-name="Standard">What: A non-date. Julie talks about her meeting with Lauren and her idea for rehabilitating trafficked victims. </text:p>
      <text:p text:style-name="Standard"/>
      <text:p text:style-name="Standard"/>
      <text:p text:style-name="Standard">John was already at the shop before Julie arrived. He went ahead and ordered what he knew she would like. She always ordered the same thing; a chai latte with a cinnamon bun on the side. Even in college she would order this. College, they were inseparable then, and still great friends now. Life got in the way for a few years, with Julie going to Law school, and John working his way through the force to become lead detective. They never forgot about each other tough. They always made sure to at least email each other to keep in touch. One night they ran into each other at a mutual friend's wedding. After the reception, they went out to a coffee shop and talked all night. Agreeing that it felt just like when they were in college, they promised to make to get together at least once a month to keep in touch. <text:s/>It made it even easier to do when Julie's new office building was located just a block from where John's police headquarters was located. </text:p>
      <text:p text:style-name="Standard"/>
      <text:p text:style-name="Standard">John stirred his coffee and looked at his watch. It was unusual for Julie to be late. He was just reaching for the phone to check on her when she walked through the door. He waved to get her attention. As she walked closer to the table, John noticed that she had a strange look on her face, as if she was battling several emotions. She looked distracted. </text:p>
      <text:p text:style-name="Standard"/>
      <text:p text:style-name="Standard">“What's with you?” he asked. “I can't read your face. Are you ok?”</text:p>
      <text:p text:style-name="Standard"/>
      <text:p text:style-name="Standard">She smiled. “Yes.” but then looked down. “...and no. Have you ever been excited about one thing and equally sad about another and both of those emotions are happening at the same time?”</text:p>
      <text:p text:style-name="Standard"/>
      <text:p text:style-name="Standard">“Sure. One time I was winning a hand of poker right about the same time we ran out of nachos. It was great and heartbreaking all at once,” he joked. </text:p>
      <text:p text:style-name="Standard"/>
      <text:p text:style-name="Standard">Julie laughed. “I'm serious!”</text:p>
      <text:p text:style-name="Standard"/>
      <text:p text:style-name="Standard">Seeing Julie laugh made John's face feel warm. He loved watching her smile or laugh. It was so infectious. To see her happy, made him truly happy. </text:p>
      <text:p text:style-name="Standard"/>
      <text:p text:style-name="Standard">“Alright, why don't you tell me about it. I'm all yours for the next few hours.” He wished he could tell her that he had always been hers. And that he always would be. But for now, he was just happy to have her company. </text:p>
      <text:p text:style-name="Standard"/>
      <text:p text:style-name="Standard">Julie began to tell him about her idea for the trafficked victims. She wanted to offer rehabilitation homes for them, career training, and health care. She explained that even though their lives were basically stolen from them, she wanted to give them back as best as she was able. Julie then talked about her meeting with Lauren. She told John about her situation and how she was heartbroken for Lauren but was excited to help her try to regain custody of her son. All the while she was talking, John could only think of how much he loved this beautifully caring person in front of him.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iah Schaefer</meta:initial-creator>
    <meta:creation-date>2015-11-06T15:13:54.08</meta:creation-date>
    <dc:date>2015-11-07T17:22:36.85</dc:date>
    <dc:creator>Josiah Schaefer</dc:creator>
    <meta:editing-duration>PT51M42S</meta:editing-duration>
    <meta:editing-cycles>4</meta:editing-cycles>
    <meta:generator>OpenOffice/4.1.1$Win32 OpenOffice.org_project/411m6$Build-9775</meta:generator>
    <meta:document-statistic meta:table-count="0" meta:image-count="0" meta:object-count="0" meta:page-count="1" meta:paragraph-count="13" meta:word-count="540" meta:character-count="2904"/>
  </office:meta>
</office:document-meta>
</file>